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382in"/>
    </style:style>
    <style:style style:name="co4" style:family="table-column">
      <style:table-column-properties fo:break-before="auto" style:column-width="1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is is a calculator where you can calculate your own costs</text:p>
          </table:table-cell>
          <table:table-cell table:number-columns-repeated="3"/>
          <table:table-cell office:value-type="string" calcext:value-type="string">
            <text:p>Prices are based on December 25 2024 for Oregon reg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l prices assume you get no bulk discount (cuz if you do then “you” are probably a big company and not a perso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Data (GB)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Assumes you do bulk retrieval, which is cheaper and takes lon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Number of Object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te that GB is GB and not G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years stor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 practice your costs will start out small and increase as you store more and more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times you resto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so the prices will change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Upload costs</text:p>
          </table:table-cell>
          <table:table-cell table:number-columns-repeated="2"/>
          <table:table-cell office:value-type="string" calcext:value-type="string">
            <text:p>Monthly Costs</text:p>
          </table:table-cell>
          <table:table-cell table:number-columns-repeated="2"/>
          <table:table-cell office:value-type="string" calcext:value-type="string">
            <text:p>Retrieval costs</text:p>
          </table:table-cell>
          <table:table-cell table:number-columns-repeated="2"/>
          <table:table-cell office:value-type="string" calcext:value-type="string">
            <text:p>Multi-part upload costs (seperate)</text:p>
          </table:table-cell>
          <table:table-cell/>
        </table:table-row>
        <table:table-row table:style-name="ro1">
          <table:table-cell office:value-type="string" calcext:value-type="string">
            <text:p># of objects uploaded</text:p>
          </table:table-cell>
          <table:table-cell table:formula="of:=[.B4]" office:value-type="float" office:value="100" calcext:value-type="float">
            <text:p>100</text:p>
          </table:table-cell>
          <table:table-cell/>
          <table:table-cell office:value-type="string" calcext:value-type="string">
            <text:p><text:a xlink:href="https://docs.aws.amazon.com/AmazonS3/latest/userguide/archival-storage.html#before-deciding-to-archive-objects" xlink:type="simple"># of 8KB hot metadatas</text:a></text:p>
          </table:table-cell>
          <table:table-cell table:formula="of:=[.B4]" office:value-type="float" office:value="100" calcext:value-type="float">
            <text:p>100</text:p>
          </table:table-cell>
          <table:table-cell/>
          <table:table-cell office:value-type="string" calcext:value-type="string">
            <text:p># of requests</text:p>
          </table:table-cell>
          <table:table-cell table:formula="of:=[.B4]" office:value-type="float" office:value="100" calcext:value-type="float">
            <text:p>100</text:p>
          </table:table-cell>
          <table:table-cell/>
          <table:table-cell office:value-type="string" calcext:value-type="string">
            <text:p>Size of all parts together (GB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upload cost</text:p>
          </table:table-cell>
          <table:table-cell table:style-name="ce1" table:formula="of:=[.B10]/1000*0.05" office:value-type="float" office:value="0.005" calcext:value-type="float">
            <text:p>0.005</text:p>
          </table:table-cell>
          <table:table-cell/>
          <table:table-cell office:value-type="string" calcext:value-type="string">
            <text:p>hot data (GB)</text:p>
          </table:table-cell>
          <table:table-cell table:formula="of:=[.E10]*8/1000/1000" office:value-type="float" office:value="0.0008" calcext:value-type="float">
            <text:p>0.0008</text:p>
          </table:table-cell>
          <table:table-cell table:number-columns-repeated="4"/>
          <table:table-cell office:value-type="string" calcext:value-type="string">
            <text:p>Internet upload speed (Mbps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a xlink:href="https://aws.amazon.com/s3/pricing/" xlink:type="simple">Retreival cost (# of requests)</text:a></text:p>
          </table:table-cell>
          <table:table-cell table:style-name="ce1" table:formula="of:=[.H10]/1000*0.025" office:value-type="float" office:value="0.0025" calcext:value-type="float">
            <text:p>0.0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 Standard</text:p>
          </table:table-cell>
          <table:table-cell table:style-name="ce1" table:formula="of:=[.E11]*0.023" office:value-type="float" office:value="0.0000184" calcext:value-type="float">
            <text:p>0.0000184</text:p>
          </table:table-cell>
          <table:table-cell table:number-columns-repeated="4"/>
          <table:table-cell office:value-type="string" calcext:value-type="string">
            <text:p>Internet upload speed (GB/s)</text:p>
          </table:table-cell>
          <table:table-cell table:formula="of:=[.K11]/8/1000" office:value-type="float" office:value="0.00125" calcext:value-type="float">
            <text:p>0.001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 requested (GB)</text:p>
          </table:table-cell>
          <table:table-cell table:formula="of:=[.B3]" office:value-type="float" office:value="1000" calcext:value-type="float">
            <text:p>1000</text:p>
          </table:table-cell>
          <table:table-cell/>
          <table:table-cell office:value-type="string" calcext:value-type="string">
            <text:p>Total time (s)</text:p>
          </table:table-cell>
          <table:table-cell table:formula="of:=[.K10]/[.K13]" office:value-type="float" office:value="400000" calcext:value-type="float">
            <text:p>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our cold storage (GB)</text:p>
          </table:table-cell>
          <table:table-cell table:formula="of:=[.B3]" office:value-type="float" office:value="1000" calcext:value-type="float">
            <text:p>1000</text:p>
          </table:table-cell>
          <table:table-cell/>
          <table:table-cell office:value-type="string" calcext:value-type="string">
            <text:p><text:span text:style-name="T1"><text:a xlink:href="https://aws.amazon.com/s3/pricing/" xlink:type="simple">Retrieval cost (per GB)</text:a></text:span></text:p>
          </table:table-cell>
          <table:table-cell table:style-name="ce1" table:formula="of:=[.H14]*0.0025" office:value-type="float" office:value="2.5" calcext:value-type="float">
            <text:p>2.5</text:p>
          </table:table-cell>
          <table:table-cell/>
          <table:table-cell office:value-type="string" calcext:value-type="string">
            <text:p>Total time (mo)</text:p>
          </table:table-cell>
          <table:table-cell table:formula="of:=[.K14]/60/60/24/30.4" office:value-type="float" office:value="0.15229044834308" calcext:value-type="float">
            <text:p>0.152290448343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docs.aws.amazon.com/AmazonS3/latest/userguide/archival-storage.html#before-deciding-to-archive-objects" xlink:type="simple">cold metadata (GB)</text:a></text:p>
          </table:table-cell>
          <table:table-cell table:formula="of:=[.B4]*32/1000/1000" office:value-type="float" office:value="0.0032" calcext:value-type="float">
            <text:p>0.00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 cold data</text:p>
          </table:table-cell>
          <table:table-cell table:formula="of:=SUM([.E15:.E16])" office:value-type="float" office:value="1000.0032" calcext:value-type="float">
            <text:p>1000.0032</text:p>
          </table:table-cell>
          <table:table-cell table:number-columns-repeated="4"/>
          <table:table-cell office:value-type="string" calcext:value-type="string">
            <text:p>S3 Standard</text:p>
          </table:table-cell>
          <table:table-cell table:formula="of:=[.K10]*[.K15]*0.023" office:value-type="float" office:value="1.75134015594542" calcext:value-type="float">
            <text:p>1.7513401559454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3 Glacier Deep Storage</text:p>
          </table:table-cell>
          <table:table-cell table:style-name="ce1" table:formula="of:=[.E17]*0.00099" office:value-type="float" office:value="0.990003168" calcext:value-type="float">
            <text:p>0.99000316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table:formula="of:=[.B11]" office:value-type="float" office:value="0.005" calcext:value-type="float">
            <text:p>0.005</text:p>
          </table:table-cell>
          <table:table-cell/>
          <table:table-cell office:value-type="string" calcext:value-type="string">
            <text:p>Total </text:p>
          </table:table-cell>
          <table:table-cell table:formula="of:=[.E13]+[.E19]" office:value-type="float" office:value="0.990021568" calcext:value-type="float">
            <text:p>0.990021568</text:p>
          </table:table-cell>
          <table:table-cell/>
          <table:table-cell office:value-type="string" calcext:value-type="string">
            <text:p>Total</text:p>
          </table:table-cell>
          <table:table-cell table:formula="of:=[.H12]+[.H15]" office:value-type="float" office:value="2.5025" calcext:value-type="float">
            <text:p>2.502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 table:number-columns-spanned="4" table:number-rows-spanned="1">
            <text:p>Total cost based on number of years and number of times restored</text:p>
          </table:table-cell>
          <table:covered-table-cell table:number-columns-repeated="3"/>
          <table:table-cell table:formula="of:=[.B21]+[.E21]*[.B5]*12+[.H21]*[.B6]" office:value-type="float" office:value="477.71785264" calcext:value-type="float">
            <text:p>477.717852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23:13:16.668642426</meta:creation-date>
    <dc:date>2024-12-26T09:52:12.652785004</dc:date>
    <meta:editing-duration>PT53M38S</meta:editing-duration>
    <meta:editing-cycles>3</meta:editing-cycles>
    <meta:generator>LibreOffice/24.2.7.2$Linux_X86_64 LibreOffice_project/420$Build-2</meta:generator>
    <meta:document-statistic meta:table-count="1" meta:cell-count="65" meta:object-count="0"/>
  </office:meta>
</office:document-meta>
</file>